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2" svg:font-family="Arial"/>
    <style:font-face style:name="Consolas2" svg:font-family="Consolas"/>
    <style:font-face style:name="Arial4" svg:font-family="Arial" style:font-family-generic="modern"/>
    <style:font-face style:name="Consolas" svg:font-family="Consolas" style:font-family-generic="modern"/>
    <style:font-face style:name="Consolas1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3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Arial6" svg:font-family="Arial" style:font-family-generic="modern" style:font-pitch="variable"/>
    <style:font-face style:name="Consolas4" svg:font-family="Consolas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71cm" svg:stroke-color="#000000" draw:stroke-linejoin="miter" draw:fill="none" draw:textarea-vertical-align="top" draw:auto-grow-height="false" draw:fit-to-size="false" fo:min-height="0cm" fo:min-width="0cm" fo:padding-top="0.123cm" fo:padding-bottom="0.123cm" fo:padding-left="0.251cm" fo:padding-right="0.251cm" fo:wrap-option="wrap"/>
    </style:style>
    <style:style style:name="gr3" style:family="graphic" style:parent-style-name="standard">
      <style:graphic-properties draw:stroke="solid" svg:stroke-width="0.071cm" svg:stroke-color="#000000" draw:stroke-linejoin="miter" draw:fill="none" draw:textarea-vertical-align="top" draw:auto-grow-height="false" draw:fit-to-size="false" fo:min-height="1.558cm" fo:min-width="21.269cm" fo:padding-top="0.123cm" fo:padding-bottom="0.123cm" fo:padding-left="0.251cm" fo:padding-right="0.251cm" fo:wrap-option="wrap"/>
    </style:style>
    <style:style style:name="gr4" style:family="graphic" style:parent-style-name="standard">
      <style:graphic-properties draw:stroke="none" svg:stroke-color="#000000" draw:fill="solid" draw:fill-color="#dddddd" draw:auto-grow-height="true" draw:auto-grow-width="false" fo:max-height="0cm" fo:min-height="13.543cm" draw:shadow-offset-x="0.203cm" draw:shadow-offset-y="0.203cm"/>
    </style:style>
    <style:style style:name="gr5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true" draw:fit-to-size="false" fo:min-height="0cm" fo:min-width="0cm" fo:padding-top="0.381cm" fo:padding-bottom="0.381cm" fo:padding-left="0.508cm" fo:padding-right="0.508cm" fo:wrap-option="no-wrap"/>
    </style:style>
    <style:style style:name="gr6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no-wrap"/>
    </style:style>
    <style:style style:name="gr8" style:family="graphic" style:parent-style-name="standard">
      <style:graphic-properties draw:stroke="solid" svg:stroke-width="0.088cm" svg:stroke-color="#000000" draw:stroke-linejoin="miter" draw:fill="none" draw:textarea-vertical-align="top" draw:auto-grow-height="false" draw:fit-to-size="false" fo:min-height="0cm" fo:min-width="0cm" fo:padding-top="0.381cm" fo:padding-bottom="0.381cm" fo:padding-left="0.508cm" fo:padding-right="0.508cm" fo:wrap-option="wrap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fill-color="#ffffff" fo:min-height="12.792cm"/>
    </style:style>
    <style:style style:name="pr4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fo:min-height="3.181cm" fo:padding-top="0.125cm" fo:padding-bottom="0.254cm" fo:padding-left="0.25cm" fo:padding-right="0.25cm" fo:wrap-option="wrap"/>
    </style:style>
    <style:style style:name="pr5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6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7" style:family="presentation" style:parent-style-name="כותרת_20_ותוכן-notes">
      <style:graphic-properties draw:fill-color="#ffffff" fo:min-height="13.364cm"/>
    </style:style>
    <style:style style:name="pr8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9" style:family="presentation" style:parent-style-name="כותרת_20_ותוכן-notes">
      <style:graphic-properties draw:fill-color="#ffffff" fo:min-height="12.792cm"/>
    </style:style>
    <style:style style:name="pr10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11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co1" style:family="table-column">
      <style:table-column-properties style:column-width="7.443cm" style:use-optimal-column-width="false"/>
    </style:style>
    <style:style style:name="co2" style:family="table-column">
      <style:table-column-properties style:column-width="8.361cm" style:use-optimal-column-width="false"/>
    </style:style>
    <style:style style:name="co3" style:family="table-column">
      <style:table-column-properties style:column-width="7.902cm" style:use-optimal-column-width="false"/>
    </style:style>
    <style:style style:name="ro1" style:family="table-row">
      <style:table-row-properties style:row-height="3.098cm"/>
    </style:style>
    <style:style style:name="ro2" style:family="table-row">
      <style:table-row-properties style:row-height="3.102cm"/>
    </style:style>
    <style:style style:name="ce1" style:family="table-cell">
      <style:paragraph-properties fo:text-align="center"/>
      <style:text-properties style:font-name="Liberation Sans1" fo:font-size="36pt" style:font-size-asian="36pt" style:font-size-complex="36pt"/>
    </style:style>
    <style:style style:name="ce2" style:family="table-cell">
      <style:paragraph-properties fo:text-align="center"/>
      <style:text-properties style:font-name="Liberation Sans1" fo:font-size="28pt" fo:font-weight="normal" style:font-size-asian="28pt" style:font-weight-asian="normal" style:font-size-complex="28pt" style:font-weight-complex="normal"/>
    </style:style>
    <style:style style:name="ce3" style:family="table-cell">
      <style:paragraph-properties fo:text-align="center"/>
      <style:text-properties fo:color="#3333ff" style:font-name="Liberation Sans1" fo:font-size="26pt" style:font-size-asian="26pt" style:font-size-complex="26pt"/>
    </style:style>
    <style:style style:name="ce4" style:family="table-cell">
      <style:paragraph-properties fo:text-align="center"/>
      <style:text-properties fo:color="#00cc33" style:font-name="Liberation Sans1" fo:font-size="32pt" style:font-size-asian="32pt" style:font-size-complex="32pt"/>
    </style:style>
    <style:style style:name="ce5" style:family="table-cell">
      <style:paragraph-properties fo:text-align="center"/>
      <style:text-properties fo:color="#990099" style:font-name="Liberation Sans1" fo:font-size="32pt" style:font-size-asian="32pt" style:font-size-complex="32pt"/>
    </style:style>
    <style:style style:name="ce6" style:family="table-cell">
      <style:paragraph-properties fo:text-align="center"/>
      <style:text-properties fo:color="#ff3333" style:font-name="Liberation Sans1" fo:font-size="32pt" style:font-size-asian="32pt" style:font-size-complex="32pt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9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margin-top="0cm" fo:margin-bottom="0cm" fo:line-height="120%" fo:text-align="start" style:writing-mode="lr-tb"/>
    </style:style>
    <style:style style:name="P1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6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18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9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style:paragraph-properties fo:margin-left="0cm" fo:margin-right="0cm" fo:margin-top="0.205cm" fo:margin-bottom="0cm" fo:line-height="100%" fo:text-align="start" fo:text-indent="-0.634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6pt" fo:hyphenate="false"/>
    </style:style>
    <style:style style:name="P22" style:family="paragraph">
      <loext:graphic-properties draw:fill="none"/>
      <style:paragraph-properties fo:margin-top="0cm" fo:margin-bottom="0cm" fo:line-height="120%" fo:text-align="start" style:writing-mode="lr-tb" style:font-independent-line-spacing="true"/>
      <style:text-properties fo:font-size="24pt"/>
    </style:style>
    <style:style style:name="P23" style:family="paragraph">
      <loext:graphic-properties draw:fill="none" draw:fill-color="#ffffff"/>
      <style:paragraph-properties fo:margin-top="0cm" fo:margin-bottom="0cm" fo:line-height="100%" fo:text-align="end" style:punctuation-wrap="simple" style:writing-mode="rl-tb" style:font-independent-line-spacing="true"/>
      <style:text-properties fo:font-size="13pt" style:font-size-asian="14pt" style:font-size-complex="14pt"/>
    </style:style>
    <style:style style:name="P24" style:family="paragraph">
      <loext:graphic-properties draw:fill="solid" draw:fill-color="#dddddd"/>
      <style:text-properties fo:font-size="24pt" style:font-size-asian="24pt" style:font-size-complex="24pt"/>
    </style:style>
    <style:style style:name="P25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style:paragraph-properties fo:margin-top="0cm" fo:margin-bottom="0cm" fo:line-height="100%" fo:text-align="start" style:writing-mode="rl-tb"/>
    </style:style>
    <style:style style:name="P27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28" style:family="paragraph">
      <style:paragraph-properties fo:margin-top="0cm" fo:margin-bottom="0cm" fo:line-height="100%" fo:text-align="end" style:writing-mode="rl-tb"/>
    </style:style>
    <style:style style:name="P29" style:family="paragraph">
      <loext:graphic-properties draw:fill="none"/>
      <style:paragraph-properties fo:text-align="start"/>
      <style:text-properties fo:font-size="18pt"/>
    </style:style>
    <style:style style:name="P30" style:family="paragraph">
      <style:paragraph-properties fo:margin-left="0.741cm" fo:margin-right="0cm" fo:margin-top="0.131cm" fo:margin-bottom="0cm" fo:text-align="start" fo:text-indent="-0.74cm">
        <style:tab-stops>
          <style:tab-stop style:position="0cm"/>
        </style:tab-stops>
      </style:paragraph-properties>
    </style:style>
    <style:style style:name="P31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2" style:family="paragraph">
      <style:paragraph-properties fo:margin-left="0cm" fo:margin-right="0cm" fo:margin-top="0.205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3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34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35" style:family="paragraph">
      <style:paragraph-properties fo:margin-left="1.524cm" fo:margin-right="0cm" fo:margin-top="0.226cm" fo:margin-bottom="0cm" fo:text-align="start" fo:text-indent="-0.634cm">
        <style:tab-stops>
          <style:tab-stop style:position="0cm"/>
        </style:tab-stops>
      </style:paragraph-properties>
    </style:style>
    <style:style style:name="P36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P38" style:family="paragraph"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nsola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name-complex="Consolas1" style:font-size-complex="2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onsolas1" fo:font-size="28pt" fo:letter-spacing="normal" fo:font-style="normal" style:text-underline-style="none" fo:font-weight="normal" style:font-size-asian="28pt" style:font-style-asian="normal" style:font-weight-asian="normal" style:font-name-complex="Consolas1" style:font-size-complex="2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name-complex="Consolas1" style:font-size-complex="2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variant="normal" fo:text-transform="none" fo:color="#0000ff" style:text-line-through-style="none" style:text-line-through-type="none" style:text-position="0% 100%" style:font-name="Consolas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onsolas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4" style:family="text">
      <style:text-properties fo:font-variant="normal" fo:text-transform="none" fo:color="#00cc33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fo:font-variant="normal" fo:text-transform="none" fo:color="#0000ff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22" style:family="text">
      <style:text-properties fo:font-variant="normal" fo:text-transform="none" fo:color="#696464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name-complex="Consolas1" style:font-size-complex="28pt" style:font-style-complex="normal" style:font-weight-complex="bold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fo:font-variant="normal" fo:text-transform="none" fo:color="#696464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onsolas1" fo:font-size="24pt" fo:letter-spacing="normal" fo:font-style="normal" style:text-underline-style="none" fo:font-weight="bold" style:font-size-asian="24pt" style:font-style-asian="normal" style:font-weight-asian="bold" style:font-name-complex="Consolas1" style:font-size-complex="24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9" style:family="text">
      <style:text-properties fo:font-variant="normal" fo:text-transform="none" fo:color="#0000ff" style:text-line-through-style="none" style:text-line-through-type="none" style:text-position="0% 100%" style:font-name="Consolas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onsolas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name-complex="Consolas1" style:font-size-complex="32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name-complex="Consolas1" style:font-size-complex="32pt" style:font-style-complex="normal" style:font-weight-complex="normal"/>
    </style:style>
    <style:style style:name="T33" style:family="text">
      <style:text-properties fo:font-variant="normal" fo:text-transform="none" fo:color="#00b05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name-complex="Consolas1" style:font-size-complex="32pt" style:font-style-complex="normal" style:font-weight-complex="bold"/>
    </style:style>
    <style:style style:name="T34" style:family="text">
      <style:text-properties fo:font-variant="normal" fo:text-transform="none" fo:color="#99000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name-complex="Consolas1" style:font-size-complex="32pt" style:font-style-complex="normal" style:font-weight-complex="bold"/>
    </style:style>
    <style:style style:name="T35" style:family="text">
      <style:text-properties fo:font-variant="normal" fo:text-transform="none" fo:color="#008000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6" style:family="text">
      <style:text-properties fo:font-variant="normal" fo:text-transform="none" fo:color="#0000ff" style:text-line-through-style="none" style:text-line-through-type="none" style:text-position="0% 100%" style:font-name="Consolas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onsolas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8" style:family="text">
      <style:text-properties fo:font-variant="normal" fo:text-transform="none" fo:color="#008000" style:text-line-through-style="none" style:text-line-through-type="none" style:text-position="0% 100%" style:font-name="Consolas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9" style:family="text">
      <style:text-properties fo:font-variant="normal" fo:text-transform="none" fo:color="#ff0000" style:text-line-through-style="none" style:text-line-through-type="none" style:text-position="0% 100%" style:font-name="Consolas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42" style:family="text">
      <style:text-properties fo:font-variant="normal" fo:text-transform="none" fo:color="#800000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3" style:family="text">
      <style:text-properties fo:font-variant="normal" fo:text-transform="none" fo:color="#ff0000" style:text-line-through-style="none" style:text-line-through-type="none" style:text-position="0% 100%" style:font-name="Arial2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44" style:family="text">
      <style:text-properties fo:font-variant="normal" fo:text-transform="none" fo:color="#ff0000" style:text-line-through-style="none" style:text-line-through-type="none" style:text-position="0% 100%" style:font-name="Arial2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45" style:family="text">
      <style:text-properties fo:font-variant="normal" fo:text-transform="none" fo:color="#0000ff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7" style:family="text">
      <style:text-properties fo:font-variant="normal" fo:text-transform="none" fo:color="#008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T49" style:family="text">
      <style:text-properties fo:font-variant="normal" fo:text-transform="none" style:text-line-through-style="none" style:text-line-through-type="none" style:text-position="0% 100%" style:font-name="Arial2" fo:font-size="40pt" fo:letter-spacing="normal" fo:font-style="normal" style:text-underline-style="none" style:font-size-asian="40pt" style:font-style-asian="normal" style:font-size-complex="40pt" style:font-style-complex="normal"/>
    </style:style>
    <style:style style:name="T50" style:family="text">
      <style:text-properties style:font-name="Liberation Sans1" fo:font-size="36pt" style:font-size-asian="36pt" style:font-size-complex="36pt"/>
    </style:style>
    <style:style style:name="T51" style:family="text">
      <style:text-properties style:font-name="Liberation Sans1" fo:font-size="28pt" fo:font-weight="normal" style:font-size-asian="28pt" style:font-weight-asian="normal" style:font-size-complex="28pt" style:font-weight-complex="normal"/>
    </style:style>
    <style:style style:name="T52" style:family="text">
      <style:text-properties fo:color="#3333ff" style:font-name="Liberation Sans1" fo:font-size="26pt" style:font-size-asian="26pt" style:font-size-complex="26pt"/>
    </style:style>
    <style:style style:name="T53" style:family="text">
      <style:text-properties fo:color="#00cc33" style:font-name="Liberation Sans1" fo:font-size="32pt" style:font-size-asian="32pt" style:font-size-complex="32pt"/>
    </style:style>
    <style:style style:name="T54" style:family="text">
      <style:text-properties fo:color="#990099" style:font-name="Liberation Sans1" fo:font-size="32pt" style:font-size-asian="32pt" style:font-size-complex="32pt"/>
    </style:style>
    <style:style style:name="T55" style:family="text">
      <style:text-properties fo:color="#ff3333" style:font-name="Liberation Sans1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502cm"/>
        <style:text-properties style:font-name="Arial" fo:color="#d3481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">
        <style:list-level-properties/>
        <style:text-properties fo:font-family="'Wingdings 2'" style:font-charset="x-symbo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502cm"/>
        <style:text-properties style:font-name="Arial" fo:color="#9b2d1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++ casting, RTTI</text:span></text:p>
          </draw:text-box>
        </draw:frame>
        <draw:frame draw:name="כותרת משנה 3" presentation:style-name="pr2" draw:text-style-name="P4" draw:layer="layout" svg:width="17.779cm" svg:height="4.444cm" svg:x="3.601cm" svg:y="9.022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Miri Ben-Nissan</text:span></text:p>
              </text:list-item>
              <text:list-item>
                <text:p text:style-name="P3"><text:span text:style-name="T2">Version 3: Dr. Erel Segal-Halevi</text:span></text:p>
              </text:list-item>
            </text:list>
          </draw:text-box>
        </draw:frame>
        <presentation:notes draw:style-name="dp2">
          <draw:page-thumbnail draw:style-name="gr1" draw:layer="layout" svg:width="14.212cm" svg:height="10.659cm" svg:x="2.753cm" svg:y="2.16cm" draw:page-number="1" presentation:class="page"/>
          <draw:frame presentation:style-name="pr3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 style casting: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C style casting: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1" draw:layer="layout" svg:width="23.706cm" svg:height="15.874cm" svg:x="0.847cm" svg:y="2.54cm" presentation:class="outline" presentation:user-transformed="true">
          <draw:text-box>
            <text:list text:style-name="L3">
              <text:list-item>
                <text:p text:style-name="P9"><text:span text:style-name="T5"><text:s/></text:span><text:span text:style-name="T6">double d = 3.0;</text:span></text:p>
              </text:list-item>
            </text:list>
            <text:p text:style-name="P10"><text:span text:style-name="T6"><text:s/></text:span><text:span text:style-name="T6">int i = (int) d;</text:span></text:p>
            <text:p text:style-name="P10"><text:span text:style-name="T6"/></text:p>
            <text:list text:continue-numbering="true" text:style-name="L3">
              <text:list-item>
                <text:p text:style-name="P10"><text:span text:style-name="T6"><text:s/></text:span><text:span text:style-name="T6">const int *cP = &amp;i;</text:span></text:p>
              </text:list-item>
            </text:list>
            <text:p text:style-name="P10"><text:span text:style-name="T6"><text:s text:c="2"/></text:span><text:span text:style-name="T6">int *ncP = (int*)cp;</text:span></text:p>
            <text:p text:style-name="P10"><text:span text:style-name="T6"/></text:p>
            <text:list text:continue-numbering="true" text:style-name="L3">
              <text:list-item>
                <text:p text:style-name="P10"><text:span text:style-name="T6"><text:s/></text:span><text:span text:style-name="T6">double * dP = (double*)ncp;</text:span></text:p>
              </text:list-item>
            </text:list>
            <text:p text:style-name="P10"><text:span text:style-name="T6"/></text:p>
            <text:list text:continue-numbering="true" text:style-name="L3">
              <text:list-item>
                <text:p text:style-name="P10"><text:span text:style-name="T6"><text:s/></text:span><text:span text:style-name="T6">Base *baseP1 = new Derived;</text:span></text:p>
              </text:list-item>
            </text:list>
            <text:p text:style-name="P10"><text:span text:style-name="T6"><text:s text:c="2"/></text:span><text:span text:style-name="T6">Base *baseP2 = new Base</text:span></text:p>
            <text:p text:style-name="P10"><text:span text:style-name="T6"><text:s text:c="2"/></text:span><text:span text:style-name="T6">Derived *derP1 = (derP*) baseP1;</text:span></text:p>
            <text:p text:style-name="P10"><text:span text:style-name="T6"><text:s text:c="2"/></text:span><text:span text:style-name="T6">Derived *derP2 = (derP*) baseP2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++ style casting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C++ style casting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1" draw:layer="layout" svg:width="24.129cm" svg:height="15.662cm" svg:x="0.635cm" svg:y="2.752cm" presentation:class="outline" presentation:user-transformed="true">
          <draw:text-box>
            <text:p text:style-name="P12"><text:span text:style-name="T7"/></text:p>
            <text:p text:style-name="P12"><text:span text:style-name="T7"/></text:p>
            <text:list text:style-name="L5">
              <text:list-item>
                <text:p text:style-name="P12"><text:span text:style-name="T8">const_cast</text:span><text:span text:style-name="T9">&lt;type&gt;(expression) </text:span></text:p>
              </text:list-item>
              <text:list-item>
                <text:p text:style-name="P12"><text:span text:style-name="T8">reinterpret_cast</text:span><text:span text:style-name="T9">&lt;type&gt;(expression) </text:span></text:p>
              </text:list-item>
            </text:list>
            <text:list text:style-name="L4">
              <text:list-item>
                <text:p text:style-name="P12"><text:span text:style-name="T8">static_cast</text:span><text:span text:style-name="T9">&lt;type&gt;(expression) </text:span></text:p>
              </text:list-item>
              <text:list-item>
                <text:p text:style-name="P12"><text:span text:style-name="T8">dynamic_cast</text:span><text:span text:style-name="T9">&lt;type&gt;(expression) </text:span></text:p>
              </text:list-item>
            </text:list>
            <text:p text:style-name="P10"><text:span text:style-name="T10"/></text:p>
          </draw:text-box>
        </draw:frame>
        <presentation:notes draw:style-name="dp2">
          <draw:page-thumbnail draw:style-name="gr1" draw:layer="layout" svg:width="14.212cm" svg:height="10.659cm" svg:x="2.753cm" svg:y="2.16cm" draw:page-number="3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The ‘const_cast‘ opera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The ‘const_cast‘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1" draw:layer="layout" svg:width="23.706cm" svg:height="12.911cm" svg:x="0.847cm" svg:y="5.503cm" presentation:class="outline" presentation:user-transformed="true">
          <draw:text-box>
            <text:p text:style-name="P10"><text:span text:style-name="T11">Is used to remove const-ness:</text:span></text:p>
            <text:p text:style-name="P10"><text:span text:style-name="T12">void</text:span><text:span text:style-name="T13"> g(C* cp);</text:span><text:span text:style-name="T14">// programmer forgot “const”</text:span><text:span text:style-name="T13"><text:line-break/></text:span><text:span text:style-name="T12">void</text:span><text:span text:style-name="T13"> f(C </text:span><text:span text:style-name="T12">const</text:span><text:span text:style-name="T13">* cp) </text:span><text:span text:style-name="T13"><text:line-break/></text:span><text:span text:style-name="T13">{ </text:span><text:span text:style-name="T13"><text:line-break/></text:span><text:span text:style-name="T13">   g(</text:span><text:span text:style-name="T12">const_cast</text:span><text:span text:style-name="T13">&lt;C *&gt;(cp)); </text:span><text:span text:style-name="T13"><text:line-break/></text:span><text:span text:style-name="T13">} </text:span></text:p>
            <text:list text:style-name="L6">
              <text:list-item>
                <text:p text:style-name="P10"><text:span text:style-name="T11">Usually, you should design your variables/methods such that you won’t have to use </text:span><text:span text:style-name="T7">const_cast</text:span><text:span text:style-name="T15">.</text:span></text:p>
              </text:list-item>
              <text:list-item>
                <text:p text:style-name="P10"><text:span text:style-name="T11">Compile time operator</text:span></text:p>
              </text:list-item>
              <text:list-item>
                <text:p text:style-name="P10"><text:span text:style-name="T11">Can cause serious trouble</text:span></text:p>
              </text:list-item>
            </text:list>
          </draw:text-box>
        </draw:frame>
        <draw:custom-shape draw:name="Rectangle 4" draw:style-name="gr2" draw:text-style-name="P14" draw:layer="layout" svg:width="21.77cm" svg:height="1.803cm" svg:x="1.116cm" svg:y="3.21cm">
          <text:p text:style-name="P13"><text:span text:style-name="T16">const_cast</text:span><text:span text:style-name="T17">&lt;type&gt;(express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1" draw:layer="layout" svg:width="14.216cm" svg:height="10.662cm" svg:x="2.752cm" svg:y="2.134cm" draw:page-number="4" presentation:class="page"/>
          <draw:frame draw:name="Notes Placeholder 2" presentation:style-name="pr10" draw:text-style-name="P1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17" draw:layer="layout" svg:width="8.545cm" svg:height="1.419cm" svg:x="11.174cm" svg:y="27.01cm" presentation:class="page-number" presentation:user-transformed="true">
            <draw:text-box>
              <text:p text:style-name="P16"><text:span text:style-name="T18"><text:page-number>&lt;number&gt;</text:page-number></text:span></text:p>
            </draw:text-box>
          </draw:frame>
        </presentation:notes>
      </draw:page>
      <draw:page draw:name="‘reinterpret_cast‘ opera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‘</text:span><text:span text:style-name="T3">reinterpret_cast‘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1" draw:layer="layout" svg:width="23.706cm" svg:height="13.969cm" svg:x="0.847cm" svg:y="4.445cm" presentation:class="outline" presentation:user-transformed="true">
          <draw:text-box>
            <text:list text:style-name="L4">
              <text:list-item>
                <text:p text:style-name="P10"><text:span text:style-name="T11">Reinterpret byte patterns.</text:span></text:p>
              </text:list-item>
              <text:list-item>
                <text:p text:style-name="P10"><text:span text:style-name="T11">Circumvents type checking.</text:span></text:p>
              </text:list-item>
              <text:list-item>
                <text:p text:style-name="P10"><text:span text:style-name="T11">Implementation-dependent.</text:span></text:p>
              </text:list-item>
              <text:list-item>
                <text:p text:style-name="P10"><text:span text:style-name="T11">(Should be) used rarely.</text:span></text:p>
              </text:list-item>
              <text:list-item>
                <text:p text:style-name="P10"><text:span text:style-name="T11">Very dangerous! </text:span><text:span text:style-name="T19">(folder 4)</text:span><text:span text:style-name="T11">.</text:span></text:p>
              </text:list-item>
              <text:list-item>
                <text:p text:style-name="P10"><text:span text:style-name="T11">Usage example: writing an image file </text:span><text:span text:style-name="T20">(folder 5)</text:span><text:span text:style-name="T11">. </text:span></text:p>
                <text:p text:style-name="P10"><text:span text:style-name="T11"/></text:p>
              </text:list-item>
            </text:list>
          </draw:text-box>
        </draw:frame>
        <draw:custom-shape draw:name="Rectangle 4" draw:style-name="gr2" draw:text-style-name="P14" draw:layer="layout" svg:width="21.77cm" svg:height="1.803cm" svg:x="1.116cm" svg:y="2.54cm">
          <text:p text:style-name="P13"><text:span text:style-name="T16">reinterpret_cast</text:span><text:span text:style-name="T17">&lt;type&gt;(expression) </text:span><text:span text:style-name="T17"><text:line-break/></text:span><text:span text:style-name="T17"/></text:p>
          <text:p text:style-name="P13"><text:span text:style-name="T17"><text:line-break/></text:span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5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‘reinterpret_cast‘ opera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‘</text:span><text:span text:style-name="T3">reinterpret_cast‘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1" draw:layer="layout" svg:width="23.706cm" svg:height="13.969cm" svg:x="0.847cm" svg:y="4.445cm" presentation:class="outline" presentation:placeholder="true" presentation:user-transformed="true">
          <draw:text-box/>
        </draw:frame>
        <draw:custom-shape draw:name="Rectangle 4" draw:style-name="gr2" draw:text-style-name="P14" draw:layer="layout" svg:width="21.77cm" svg:height="1.803cm" svg:x="1.116cm" svg:y="2.54cm">
          <text:p text:style-name="P13"><text:span text:style-name="T7">reinterpret_cast</text:span><text:span text:style-name="T17">&lt;type&gt;(expression) </text:span><text:span text:style-name="T17"><text:line-break/></text:span><text:span text:style-name="T17"/></text:p>
          <text:p text:style-name="P13"><text:span text:style-name="T17"><text:line-break/></text:span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6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The ‘static_cast’ operator" draw:style-name="dp1" draw:master-page-name="כותרת_20_ותוכן" presentation:presentation-page-layout-name="AL2T11">
        <office:forms form:automatic-focus="false" form:apply-design-mode="false"/>
        <draw:frame draw:name="מציין מיקום של מספר שקופית 4" presentation:style-name="pr5" draw:text-style-name="P1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21" draw:layer="layout" svg:width="24.552cm" svg:height="13.757cm" svg:x="0.423cm" svg:y="4.868cm" presentation:class="outline" presentation:user-transformed="true">
          <draw:text-box>
            <text:p text:style-name="P10"><text:span text:style-name="T11">When conversion method is known during compilation:</text:span></text:p>
            <text:list text:style-name="L7">
              <text:list-item>
                <text:list>
                  <text:list-item>
                    <text:p text:style-name="P19"><text:span text:style-name="T11">double→int, int→double, etc.</text:span></text:p>
                  </text:list-item>
                  <text:list-item>
                    <text:p text:style-name="P19"><text:span text:style-name="T11">Conversion operator / conversion constructor.</text:span></text:p>
                  </text:list-item>
                  <text:list-item>
                    <text:p text:style-name="P19"><text:span text:style-name="T11">up-cast – Circle→Shape, Circle*→Shape*. </text:span></text:p>
                    <text:p text:style-name="P19"><text:span text:style-name="T11"/></text:p>
                  </text:list-item>
                </text:list>
              </text:list-item>
            </text:list>
            <text:p text:style-name="P20"><text:span text:style-name="T21">Safer that “old-style” casts</text:span></text:p>
            <text:list text:continue-numbering="true" text:style-name="L7">
              <text:list-item>
                <text:list>
                  <text:list-item>
                    <text:p text:style-name="P19"><text:span text:style-name="T11">e.g. won’t cast </text:span><text:span text:style-name="T9">int*</text:span><text:span text:style-name="T10"> to </text:span><text:span text:style-name="T9">float*</text:span></text:p>
                  </text:list-item>
                </text:list>
              </text:list-item>
            </text:list>
            <text:p text:style-name="P10"><text:span text:style-name="T10">Failure causes a compiler error</text:span></text:p>
            <text:list text:continue-numbering="true" text:style-name="L7">
              <text:list-item>
                <text:list>
                  <text:list-item>
                    <text:p text:style-name="P19"><text:span text:style-name="T10">No dynamic checking is done</text:span></text:p>
                  </text:list-item>
                </text:list>
              </text:list-item>
            </text:list>
          </draw:text-box>
        </draw:frame>
        <draw:custom-shape draw:name="Rectangle 4" draw:style-name="gr3" draw:text-style-name="P22" draw:layer="layout" svg:width="21.77cm" svg:height="1.803cm" svg:x="0.847cm" svg:y="2.752cm">
          <text:p text:style-name="P13"><text:span text:style-name="T16">static_cast</text:span><text:span text:style-name="T17">&lt;type&gt;(express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The ‘static_cast’ operator </text:span><text:span text:style-name="T22">(folder 4)</text:span></text:p>
          </draw:text-box>
        </draw:frame>
        <presentation:notes draw:style-name="dp3">
          <draw:page-thumbnail draw:name="Slide Image Placeholder 1" draw:style-name="gr1" draw:layer="layout" svg:width="14.216cm" svg:height="10.662cm" svg:x="2.752cm" svg:y="2.134cm" draw:page-number="7" presentation:class="page"/>
          <draw:frame draw:name="Notes Placeholder 2" presentation:style-name="pr10" draw:text-style-name="P1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23" draw:layer="layout" svg:width="8.545cm" svg:height="1.419cm" svg:x="11.174cm" svg:y="27.01cm" presentation:class="page-number" presentation:user-transformed="true">
            <draw:text-box>
              <text:p text:style-name="P16"><text:span text:style-name="T18"><text:page-number>&lt;number&gt;</text:page-number></text:span></text:p>
            </draw:text-box>
          </draw:frame>
        </presentation:notes>
      </draw:page>
      <draw:page draw:name="page8" draw:style-name="dp1" draw:master-page-name="כותרת_20_ותוכן" presentation:presentation-page-layout-name="AL2T11">
        <office:forms form:automatic-focus="false" form:apply-design-mode="false"/>
        <draw:frame draw:name="מציין מיקום של מספר שקופית 4" presentation:style-name="pr5" draw:text-style-name="P1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21" draw:layer="layout" svg:width="11.769cm" svg:height="13.757cm" svg:x="0.423cm" svg:y="4.868cm" presentation:class="outline" presentation:user-transformed="true">
          <draw:text-box>
            <text:p text:style-name="P10"><text:span text:style-name="T23">reinterpret_cast</text:span><text:span text:style-name="T10"> does </text:span><text:span text:style-name="T10">not do anything at </text:span><text:span text:style-name="T10">runtime.</text:span></text:p>
            <text:p text:style-name="P10"><text:span text:style-name="T10"/></text:p>
            <text:p text:style-name="P10"><text:span text:style-name="T23">static_cast</text:span><text:span text:style-name="T10"> does at </text:span><text:span text:style-name="T10">runtime a conversion </text:span><text:span text:style-name="T10">determined at compile </text:span><text:span text:style-name="T10">time.</text:span></text:p>
            <text:p text:style-name="P10"><text:span text:style-name="T10"/></text:p>
            <text:p text:style-name="P10"><text:span text:style-name="T10">Copy&amp;past into </text:span><text:span text:style-name="T10">godbolt.org to see.</text:span></text:p>
          </draw:text-box>
        </draw:frame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static_cast vs reinterpret_cast</text:span></text:p>
          </draw:text-box>
        </draw:frame>
        <draw:frame draw:style-name="gr4" draw:text-style-name="P24" draw:layer="layout" svg:width="10.922cm" svg:height="13.793cm" svg:x="13.97cm" svg:y="5.588cm">
          <draw:text-box>
            <text:p><text:span text:style-name="T24">int main() {</text:span></text:p>
            <text:p><text:span text:style-name="T24"><text:s text:c="4"/></text:span><text:span text:style-name="T24">int i = 5;</text:span></text:p>
            <text:p><text:span text:style-name="T24"><text:s text:c="4"/></text:span><text:span text:style-name="T24">double d;</text:span></text:p>
            <text:p><text:span text:style-name="T24"><text:s text:c="4"/></text:span><text:span text:style-name="T24">d = (double)i;</text:span></text:p>
            <text:p><text:span text:style-name="T24"><text:s text:c="4"/></text:span><text:span text:style-name="T24">d = static_cast&lt;double&gt;(i);</text:span></text:p>
            <text:p><text:span text:style-name="T24"><text:s text:c="4"/></text:span><text:span text:style-name="T24">int&amp; ir = i;</text:span></text:p>
            <text:p><text:span text:style-name="T24"><text:s text:c="4"/></text:span><text:span text:style-name="T24">double&amp; dr0 = (double&amp;)ir;</text:span></text:p>
            <text:p><text:span text:style-name="T24"><text:s text:c="4"/></text:span><text:span text:style-name="T24">double&amp; dr = reinterpret_cast&lt;double&amp;&gt;(ir);</text:span></text:p>
            <text:p><text:span text:style-name="T24">}</text:span></text:p>
          </draw:text-box>
        </draw:frame>
        <presentation:notes draw:style-name="dp3">
          <draw:page-thumbnail draw:name="Slide Image Placeholder 1" draw:style-name="gr1" draw:layer="layout" svg:width="14.216cm" svg:height="10.662cm" svg:x="2.752cm" svg:y="2.134cm" draw:page-number="8" presentation:class="page"/>
          <draw:frame draw:name="Notes Placeholder 2" presentation:style-name="pr10" draw:text-style-name="P1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23" draw:layer="layout" svg:width="8.545cm" svg:height="1.419cm" svg:x="11.174cm" svg:y="27.01cm" presentation:class="page-number" presentation:user-transformed="true">
            <draw:text-box>
              <text:p text:style-name="P16"><text:span text:style-name="T18"><text:page-number>&lt;number&gt;</text:page-number></text:span></text:p>
            </draw:text-box>
          </draw:frame>
        </presentation:notes>
      </draw:page>
      <draw:page draw:name="Run Time Type Information (RTTI)" draw:style-name="dp4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25">Run Time Type Information (RTTI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4.212cm" svg:height="10.659cm" svg:x="2.753cm" svg:y="2.16cm" draw:page-number="9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un Time Type Information (RTTI) – why?" draw:style-name="dp4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25">Run Time Type Information (RTTI) – why?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1" draw:layer="layout" svg:width="24.129cm" svg:height="15.662cm" svg:x="0.635cm" svg:y="2.752cm" presentation:class="outline" presentation:user-transformed="true">
          <draw:text-box>
            <text:p text:style-name="P10"><text:span text:style-name="T11">Problem:</text:span></text:p>
            <text:p text:style-name="P10"><text:span text:style-name="T11"><text:s/></text:span><text:span text:style-name="T26">Up-casting</text:span><text:span text:style-name="T11"> works fine.</text:span></text:p>
            <text:list text:style-name="L7">
              <text:list-item>
                <text:list>
                  <text:list-item>
                    <text:p text:style-name="P19"><text:span text:style-name="T11">Treating sub-class as base class:</text:span></text:p>
                  </text:list-item>
                </text:list>
              </text:list-item>
            </text:list>
            <text:p text:style-name="P25"><text:span text:style-name="T15"><text:s text:c="3"/></text:span><text:span text:style-name="T15">Shape * s = </text:span><text:span text:style-name="T7">new</text:span><text:span text:style-name="T15"> Circle(); </text:span><text:span text:style-name="T15"><text:line-break/></text:span><text:span text:style-name="T15"/></text:p>
            <text:p text:style-name="P10"><text:span text:style-name="T11">What about </text:span><text:span text:style-name="T26">down-casting</text:span><text:span text:style-name="T11">?</text:span></text:p>
            <text:list text:continue-numbering="true" text:style-name="L7">
              <text:list-item>
                <text:list>
                  <text:list-item>
                    <text:p text:style-name="P19"><text:span text:style-name="T11">might not be safe!</text:span></text:p>
                  </text:list-item>
                  <text:list-item>
                    <text:p text:style-name="P19"><text:span text:style-name="T11">correctness cannot be determined by the compiler.</text:span></text:p>
                  </text:list-item>
                </text:list>
              </text:list-item>
            </text:list>
            <text:p text:style-name="P25"><text:span text:style-name="T15"><text:s text:c="3"/></text:span><text:span text:style-name="T15">Circle * c = (Circle*) s; </text:span></text:p>
          </draw:text-box>
        </draw:frame>
        <draw:custom-shape draw:name="Rectangle 4" draw:style-name="gr5" draw:text-style-name="P27" draw:layer="layout" svg:width="3.347cm" svg:height="1.78cm" svg:x="19.492cm" svg:y="5.408cm">
          <text:p text:style-name="P26"><text:span text:style-name="T27">Sha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27" draw:layer="layout" svg:width="2.882cm" svg:height="1.78cm" svg:x="18.056cm" svg:y="9.007cm">
          <text:p text:style-name="P28"><text:span text:style-name="T27">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5" draw:text-style-name="P27" draw:layer="layout" svg:width="3.813cm" svg:height="1.78cm" svg:x="21.211cm" svg:y="9.007cm">
          <text:p text:style-name="P28"><text:span text:style-name="T27">Cir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7" draw:style-name="gr6" draw:text-style-name="P29" draw:layer="layout" svg:width="1.802cm" svg:height="1.667cm" draw:transform="rotate (-1.67586514776496) translate (21.224cm 7.281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8" draw:style-name="gr6" draw:text-style-name="P29" draw:layer="layout" svg:width="1.806cm" svg:height="1.952cm" draw:transform="rotate (-1.62333073727993) translate (23.162cm 7.246cm)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style-name="gr1" draw:layer="layout" svg:width="14.212cm" svg:height="10.659cm" svg:x="2.753cm" svg:y="2.16cm" draw:page-number="10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TTI" draw:style-name="dp4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TTI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1" draw:layer="layout" svg:width="24.129cm" svg:height="15.662cm" svg:x="0.635cm" svg:y="2.752cm" presentation:class="outline" presentation:user-transformed="true">
          <draw:text-box>
            <text:p text:style-name="P10"><text:span text:style-name="T28">RTTI – Run Time Type Information</text:span><text:span text:style-name="T28"><text:line-break/></text:span><text:span text:style-name="T28"/></text:p>
            <text:p text:style-name="P10"><text:span text:style-name="T28"/></text:p>
            <text:p text:style-name="P10"><text:span text:style-name="T28">Mechanisms for RTTI:</text:span></text:p>
            <text:list text:style-name="L8">
              <text:list-item>
                <text:p text:style-name="P25"><text:span text:style-name="T29">dynamic_cast</text:span><text:span text:style-name="T30"> </text:span><text:span text:style-name="T28">operator</text:span></text:p>
              </text:list-item>
              <text:list-item>
                <text:p text:style-name="P25"><text:span text:style-name="T29">typeid</text:span><text:span text:style-name="T30"> </text:span><text:span text:style-name="T28">operator (and type_info class)</text:span></text:p>
              </text:list-item>
            </text:list>
          </draw:text-box>
        </draw:frame>
        <presentation:notes draw:style-name="dp2">
          <draw:page-thumbnail draw:style-name="gr1" draw:layer="layout" svg:width="14.212cm" svg:height="10.659cm" svg:x="2.753cm" svg:y="2.16cm" draw:page-number="11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The ‘dynamic_cast‘ operator" draw:style-name="dp4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The ‘dynamic_cast‘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1" draw:layer="layout" svg:width="23.706cm" svg:height="13.757cm" svg:x="0.847cm" svg:y="4.657cm" presentation:class="outline" presentation:user-transformed="true">
          <draw:text-box>
            <text:p text:style-name="P30"><text:span text:style-name="T28">Enables run-time type checking:</text:span></text:p>
            <text:p text:style-name="P30"><text:span text:style-name="T28"/></text:p>
            <text:p text:style-name="P30"><text:span text:style-name="T28">When </text:span><text:span text:style-name="T31">expression </text:span><text:span text:style-name="T32">is a </text:span><text:span text:style-name="T33">pointer</text:span><text:span text:style-name="T31">:</text:span></text:p>
            <text:list text:style-name="L5">
              <text:list-item>
                <text:list>
                  <text:list-item>
                    <text:p text:style-name="P19"><text:span text:style-name="T32">Returns a valid pointer if </text:span><text:span text:style-name="T31">expression </text:span><text:span text:style-name="T32">really points to type </text:span><text:span text:style-name="T31">T</text:span></text:p>
                  </text:list-item>
                  <text:list-item>
                    <text:p text:style-name="P19"><text:span text:style-name="T32">null pointer value otherwise</text:span></text:p>
                  </text:list-item>
                </text:list>
              </text:list-item>
            </text:list>
            <text:p text:style-name="P31"><text:span text:style-name="T32"/></text:p>
          </draw:text-box>
        </draw:frame>
        <draw:custom-shape draw:name="Rectangle 4" draw:style-name="gr2" draw:text-style-name="P14" draw:layer="layout" svg:width="21.77cm" svg:height="1.803cm" svg:x="1.058cm" svg:y="2.752cm">
          <text:p text:style-name="P13"><text:span text:style-name="T16">dynamic_cast</text:span><text:span text:style-name="T17">&lt;T&gt;(expression)</text:span><text:span text:style-name="T17"><text:line-break/></text:span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12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The ‘dynamic_cast‘ operator" draw:style-name="dp4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The ‘dynamic_cast‘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1" draw:layer="layout" svg:width="23.706cm" svg:height="13.757cm" svg:x="0.847cm" svg:y="4.657cm" presentation:class="outline" presentation:user-transformed="true">
          <draw:text-box>
            <text:p text:style-name="P30"><text:span text:style-name="T28">Enables run-time type checking:</text:span></text:p>
            <text:p text:style-name="P30"><text:span text:style-name="T28"/></text:p>
            <text:p text:style-name="P30"><text:span text:style-name="T28">When </text:span><text:span text:style-name="T31">expression </text:span><text:span text:style-name="T32">is a </text:span><text:span text:style-name="T34">reference</text:span><text:span text:style-name="T31">:</text:span></text:p>
            <text:list text:style-name="L5">
              <text:list-item>
                <text:list>
                  <text:list-item>
                    <text:p text:style-name="P19"><text:span text:style-name="T32">Returns a valid reference if </text:span><text:span text:style-name="T31">expression <text:s/></text:span><text:span text:style-name="T32">is really of type </text:span><text:span text:style-name="T31">T</text:span></text:p>
                  </text:list-item>
                  <text:list-item>
                    <text:p text:style-name="P19"><text:span text:style-name="T32">Throws an exception when it fails (“</text:span><text:span text:style-name="T31">bad_cast</text:span><text:span text:style-name="T32">”)</text:span></text:p>
                  </text:list-item>
                </text:list>
              </text:list-item>
            </text:list>
            <text:p text:style-name="P31"><text:span text:style-name="T32"/></text:p>
          </draw:text-box>
        </draw:frame>
        <draw:custom-shape draw:name="Rectangle 4" draw:style-name="gr2" draw:text-style-name="P14" draw:layer="layout" svg:width="21.77cm" svg:height="1.803cm" svg:x="1.058cm" svg:y="2.752cm">
          <text:p text:style-name="P13"><text:span text:style-name="T16">dynamic_cast</text:span><text:span text:style-name="T17">&lt;T&gt;(expression)</text:span><text:span text:style-name="T17"><text:line-break/></text:span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13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ynamic_cast : example" draw:style-name="dp4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dynamic_cast : exampl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4" presentation:style-name="pr8" draw:text-style-name="P11" draw:layer="layout" svg:width="24.129cm" svg:height="15.662cm" svg:x="0.635cm" svg:y="2.752cm" presentation:class="outline" presentation:user-transformed="true">
          <draw:text-box>
            <text:p text:style-name="P32"><text:span text:style-name="T15"/></text:p>
            <text:p text:style-name="P32"><text:span text:style-name="T15">Shape* s = container.pop(); </text:span><text:span text:style-name="T15"><text:line-break/></text:span><text:span text:style-name="T15">Circle* c = </text:span><text:span text:style-name="T7">dynamic_cast</text:span><text:span text:style-name="T15">&lt;Circle*&gt;(s); </text:span><text:span text:style-name="T15"><text:line-break/></text:span><text:span text:style-name="T7">if</text:span><text:span text:style-name="T15"> (c != nullptr) {</text:span><text:span text:style-name="T35">// c is a circle </text:span><text:span text:style-name="T35"><text:line-break/></text:span><text:span text:style-name="T15"> </text:span><text:span text:style-name="T35"><text:s text:c="2"/></text:span><text:span text:style-name="T15">c-&gt;setRadius(42);</text:span></text:p>
            <text:p text:style-name="P32"><text:span text:style-name="T15">} </text:span><text:span text:style-name="T7">else</text:span><text:span text:style-name="T15"> {</text:span><text:span text:style-name="T15"><text:line-break/></text:span><text:span text:style-name="T15">   ...</text:span></text:p>
            <text:p text:style-name="P32"><text:span text:style-name="T15">}</text:span></text:p>
          </draw:text-box>
        </draw:frame>
        <presentation:notes draw:style-name="dp2">
          <draw:page-thumbnail draw:style-name="gr1" draw:layer="layout" svg:width="14.212cm" svg:height="10.659cm" svg:x="2.753cm" svg:y="2.16cm" draw:page-number="14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ynamic_cast - more" draw:style-name="dp4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dynamic_cast - mor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1" draw:layer="layout" svg:width="24.129cm" svg:height="15.662cm" svg:x="0.635cm" svg:y="2.752cm" presentation:class="outline" presentation:user-transformed="true">
          <draw:text-box>
            <text:p text:style-name="P25"><text:span text:style-name="T7">dynamic_cast</text:span><text:span text:style-name="T15">&lt;T&gt;(expression) </text:span><text:span text:style-name="T15"><text:line-break/></text:span><text:span text:style-name="T15"/></text:p>
            <text:p text:style-name="P25"><text:span text:style-name="T26">Note: </text:span></text:p>
            <text:list text:style-name="L6">
              <text:list-item>
                <text:p text:style-name="P10"><text:span text:style-name="T11">Used only on </text:span><text:span text:style-name="T26">pointer</text:span><text:span text:style-name="T11"> or </text:span><text:span text:style-name="T26">reference</text:span><text:span text:style-name="T11"> types.</text:span></text:p>
              </text:list-item>
              <text:list-item>
                <text:p text:style-name="P10"><text:span text:style-name="T11">Can be used for:</text:span></text:p>
                <text:list>
                  <text:list-item>
                    <text:p text:style-name="P33"><text:span text:style-name="T26">up-cast</text:span><text:span text:style-name="T11"> – useless – done automatically.</text:span></text:p>
                  </text:list-item>
                  <text:list-item>
                    <text:p text:style-name="P33"><text:span text:style-name="T26">down-cast</text:span><text:span text:style-name="T11"> – most useful.</text:span></text:p>
                  </text:list-item>
                  <text:list-item>
                    <text:p text:style-name="P33"><text:span text:style-name="T26">cross-cast</text:span><text:span text:style-name="T11"> – useful with multiple inheritance.</text:span></text:p>
                  </text:list-item>
                </text:list>
              </text:list-item>
              <text:list-item>
                <text:p text:style-name="P10"><text:span text:style-name="T26">Only for types with virtual-functions </text:span><text:span text:style-name="T11">(“Polymorphic types”) - These object have a space for information about type: the virtual function table.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4.216cm" svg:height="10.662cm" svg:x="2.752cm" svg:y="2.134cm" draw:page-number="15" presentation:class="page"/>
          <draw:frame draw:name="Notes Placeholder 2" presentation:style-name="pr10" draw:text-style-name="P1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17" draw:layer="layout" svg:width="8.545cm" svg:height="1.419cm" svg:x="11.174cm" svg:y="27.01cm" presentation:class="page-number" presentation:user-transformed="true">
            <draw:text-box>
              <text:p text:style-name="P16"><text:span text:style-name="T18"><text:page-number>&lt;number&gt;</text:page-number></text:span></text:p>
            </draw:text-box>
          </draw:frame>
        </presentation:notes>
      </draw:page>
      <draw:page draw:name="dynamic_cast: only for polymorphics" draw:style-name="dp4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dynamic_cast: only for polymorphic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1" draw:layer="layout" svg:width="24.129cm" svg:height="15.662cm" svg:x="0.635cm" svg:y="2.752cm" presentation:class="outline" presentation:user-transformed="true">
          <draw:text-box>
            <text:p text:style-name="P10"><text:span text:style-name="T36">class</text:span><text:span text:style-name="T37"> Circle : </text:span><text:span text:style-name="T36">public</text:span><text:span text:style-name="T37"> Shape </text:span><text:span text:style-name="T37"><text:line-break/></text:span><text:span text:style-name="T37">{ </text:span><text:span text:style-name="T37"><text:line-break/></text:span><text:span text:style-name="T37">   </text:span><text:span text:style-name="T36">virtual</text:span><text:span text:style-name="T37"> </text:span><text:span text:style-name="T36">void</text:span><text:span text:style-name="T37"> draw(); </text:span><text:span text:style-name="T37"><text:line-break/></text:span><text:span text:style-name="T37">} </text:span><text:span text:style-name="T37"><text:line-break/></text:span><text:span text:style-name="T36">class</text:span><text:span text:style-name="T37"> Date : </text:span><text:span text:style-name="T36">public</text:span><text:span text:style-name="T37"> Time </text:span><text:span text:style-name="T37"><text:line-break/></text:span><text:span text:style-name="T37">{ </text:span><text:span text:style-name="T37"><text:line-break/></text:span><text:span text:style-name="T37">    </text:span><text:span text:style-name="T38">// Time has no virtual functions </text:span><text:span text:style-name="T38"><text:line-break/></text:span><text:span text:style-name="T37">} </text:span><text:span text:style-name="T37"><text:line-break/></text:span><text:span text:style-name="T36">void</text:span><text:span text:style-name="T37"> foo(Shape * s, Time * t) </text:span><text:span text:style-name="T37"><text:line-break/></text:span><text:span text:style-name="T37">{ </text:span><text:span text:style-name="T37"><text:line-break/></text:span><text:span text:style-name="T37">   Circle * c =</text:span></text:p>
            <text:p text:style-name="P10"><text:span text:style-name="T37"><text:s text:c="4"/></text:span><text:span text:style-name="T36">dynamic_cast</text:span><text:span text:style-name="T37">&lt;Circle*&gt;( s ); </text:span><text:span text:style-name="T38">//ok </text:span><text:span text:style-name="T38"><text:line-break/></text:span><text:span text:style-name="T38"> <text:s text:c="2"/></text:span><text:span text:style-name="T37">Date * date = <text:s/></text:span></text:p>
            <text:p text:style-name="P10"><text:span text:style-name="T37"><text:s text:c="4"/></text:span><text:span text:style-name="T36">dynamic_cast</text:span><text:span text:style-name="T37">&lt;Date*&gt;( t ); </text:span><text:span text:style-name="T39">//compilation error </text:span><text:span text:style-name="T38"><text:line-break/></text:span><text:span text:style-name="T37">} </text:span><text:span text:style-name="T37"><text:line-break/></text:span><text:span text:style-name="T37"/></text:p>
            <text:p text:style-name="P10"><text:span text:style-name="T37"><text:line-break/></text:span><text:span text:style-name="T37"/></text:p>
          </draw:text-box>
        </draw:frame>
        <presentation:notes draw:style-name="dp2">
          <draw:page-thumbnail draw:style-name="gr1" draw:layer="layout" svg:width="14.212cm" svg:height="10.659cm" svg:x="2.753cm" svg:y="2.16cm" draw:page-number="16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TTI : typeid operator" draw:style-name="dp1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TTI : typeid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custom-shape draw:name="Text Box 4" draw:style-name="gr7" draw:text-style-name="P14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17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TTI : typeid operator" draw:style-name="dp1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TTI : typeid operator</text:span><text:span text:style-name="T22"> (folder 6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7" presentation:style-name="pr6" draw:text-style-name="P11" draw:layer="layout" svg:width="23.706cm" svg:height="15.874cm" svg:x="0.847cm" svg:y="2.54cm" presentation:class="outline" presentation:user-transformed="true">
          <draw:text-box>
            <text:list text:style-name="L9">
              <text:list-item>
                <text:p text:style-name="P34"><text:span text:style-name="T28"><text:s/></text:span><text:span text:style-name="T28">Obtains info about an object/expression</text:span></text:p>
              </text:list-item>
            </text:list>
            <text:p text:style-name="P35"><text:span text:style-name="T28">usage: </text:span><text:span text:style-name="T7">typeid</text:span><text:span text:style-name="T28">( obj ) <text:s text:c="3"/>(like “</text:span><text:span text:style-name="T7">sizeof</text:span><text:span text:style-name="T28">”)</text:span></text:p>
            <text:p text:style-name="P25"><text:span text:style-name="T40">Example:</text:span><text:span text:style-name="T41"><text:line-break/></text:span><text:span text:style-name="T15">Dog d; </text:span><text:span text:style-name="T15"><text:line-break/></text:span><text:span text:style-name="T15">Cat c; </text:span><text:span text:style-name="T15"><text:line-break/></text:span><text:span text:style-name="T15">cout &lt;&lt; <text:s text:c="2"/></text:span><text:span text:style-name="T42">"d is a "</text:span><text:span text:style-name="T15"> &lt;&lt; </text:span><text:span text:style-name="T7">typeid</text:span><text:span text:style-name="T15">(d).name() </text:span></text:p>
            <text:p text:style-name="P25"><text:span text:style-name="T15"><text:s text:c="5"/></text:span><text:span text:style-name="T15">&lt;&lt; </text:span><text:span text:style-name="T42">", c is a "</text:span><text:span text:style-name="T15"> &lt;&lt; </text:span><text:span text:style-name="T7">typeid</text:span><text:span text:style-name="T15">(c).name() <text:s text:c="4"/></text:span></text:p>
            <text:p text:style-name="P25"><text:span text:style-name="T15"><text:s text:c="5"/></text:span><text:span text:style-name="T15">&lt;&lt;endl; </text:span></text:p>
            <text:p text:style-name="P36"><text:span text:style-name="T40">Output (might be):</text:span><text:span text:style-name="T11"> </text:span><text:span text:style-name="T11"><text:line-break/></text:span><text:span text:style-name="T11">d is a Dog, c is a Cat</text:span></text:p>
            <text:p text:style-name="P10"><text:span text:style-name="T11"/></text:p>
          </draw:text-box>
        </draw:frame>
        <draw:custom-shape draw:name="Text Box 4" draw:style-name="gr7" draw:text-style-name="P14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18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TTI : typeid operator" draw:style-name="dp1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TTI : typeid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7" presentation:style-name="pr6" draw:text-style-name="P11" draw:layer="layout" svg:width="23.706cm" svg:height="15.874cm" svg:x="0.847cm" svg:y="2.54cm" presentation:class="outline" presentation:user-transformed="true">
          <draw:text-box>
            <text:list text:style-name="L9">
              <text:list-item>
                <text:p text:style-name="P34"><text:span text:style-name="T28"><text:s/></text:span><text:span text:style-name="T28">Obtains info about an object/expression</text:span></text:p>
              </text:list-item>
            </text:list>
            <text:p text:style-name="P35"><text:span text:style-name="T28">usage: </text:span><text:span text:style-name="T7">typeid</text:span><text:span text:style-name="T28">( obj ) <text:s text:c="3"/>(like “</text:span><text:span text:style-name="T7">sizeof</text:span><text:span text:style-name="T28">”)</text:span></text:p>
            <text:p text:style-name="P25"><text:span text:style-name="T40">Example:</text:span><text:span text:style-name="T41"><text:line-break/></text:span><text:span text:style-name="T15">Dog d; </text:span><text:span text:style-name="T15"><text:line-break/></text:span><text:span text:style-name="T15">Cat c; </text:span><text:span text:style-name="T15"><text:line-break/></text:span><text:span text:style-name="T15">cout &lt;&lt; <text:s text:c="2"/></text:span><text:span text:style-name="T42">"d is a "</text:span><text:span text:style-name="T15"> &lt;&lt; </text:span><text:span text:style-name="T7">typeid</text:span><text:span text:style-name="T15">(d).name() </text:span></text:p>
            <text:p text:style-name="P25"><text:span text:style-name="T15"><text:s text:c="5"/></text:span><text:span text:style-name="T15">&lt;&lt; </text:span><text:span text:style-name="T42">", c is a "</text:span><text:span text:style-name="T15"> &lt;&lt; </text:span><text:span text:style-name="T7">typeid</text:span><text:span text:style-name="T15">(c).name() <text:s text:c="3"/></text:span></text:p>
            <text:p text:style-name="P25"><text:span text:style-name="T15"><text:s text:c="5"/></text:span><text:span text:style-name="T15">&lt;&lt;endl; </text:span></text:p>
            <text:p text:style-name="P36"><text:span text:style-name="T40">Output </text:span><text:span text:style-name="T43">(becase it does not have to be the name of the type that the programmer used, it might also be)</text:span><text:span text:style-name="T40">:</text:span><text:span text:style-name="T11"><text:line-break/></text:span><text:span text:style-name="T11">d is a 3Dog, c is a 3Cat</text:span></text:p>
            <text:p text:style-name="P10"><text:span text:style-name="T11"/></text:p>
          </draw:text-box>
        </draw:frame>
        <draw:custom-shape draw:name="Text Box 4" draw:style-name="gr7" draw:text-style-name="P14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19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TTI misuse" draw:style-name="dp1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TTI </text:span><text:span text:style-name="T44">misus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8" presentation:style-name="pr8" draw:text-style-name="P11" draw:layer="layout" svg:width="23.706cm" svg:height="15.874cm" svg:x="0.847cm" svg:y="2.54cm" presentation:class="outline" presentation:user-transformed="true">
          <draw:text-box>
            <text:p text:style-name="P32"><text:span text:style-name="T45">void</text:span><text:span text:style-name="T46"> rotate( shape </text:span><text:span text:style-name="T45">const</text:span><text:span text:style-name="T46">&amp; s ) </text:span><text:span text:style-name="T46"><text:line-break/></text:span><text:span text:style-name="T46">{ </text:span><text:span text:style-name="T46"><text:line-break/></text:span><text:span text:style-name="T46">   </text:span><text:span text:style-name="T45">if</text:span><text:span text:style-name="T46"> (</text:span><text:span text:style-name="T45">typeid</text:span><text:span text:style-name="T46">(s) == </text:span><text:span text:style-name="T45">typeid</text:span><text:span text:style-name="T46">(Circle) ) </text:span><text:span text:style-name="T46"><text:line-break/></text:span><text:span text:style-name="T46">   </text:span><text:span text:style-name="T47">//do nothing </text:span><text:span text:style-name="T47"><text:line-break/></text:span><text:span text:style-name="T45">else</text:span><text:span text:style-name="T46"> </text:span><text:span text:style-name="T45">if</text:span><text:span text:style-name="T46"> (</text:span><text:span text:style-name="T45">typeid</text:span><text:span text:style-name="T46">(s) == </text:span><text:span text:style-name="T45">typeid</text:span><text:span text:style-name="T46">(Triangle) ) </text:span><text:span text:style-name="T46"><text:line-break/></text:span><text:span text:style-name="T46">   </text:span><text:span text:style-name="T47">//rotate Triangle </text:span><text:span text:style-name="T47"><text:line-break/></text:span><text:span text:style-name="T45">else</text:span><text:span text:style-name="T46"> </text:span><text:span text:style-name="T45">if</text:span><text:span text:style-name="T46"> (</text:span><text:span text:style-name="T45">typeid</text:span><text:span text:style-name="T46">(s) == </text:span><text:span text:style-name="T45">typeid</text:span><text:span text:style-name="T46">(Rectangle) ) </text:span><text:span text:style-name="T46"><text:line-break/></text:span><text:span text:style-name="T46">   </text:span><text:span text:style-name="T47">//rotate Rectangle </text:span><text:span text:style-name="T47"><text:line-break/></text:span><text:span text:style-name="T46">} </text:span><text:span text:style-name="T46"><text:line-break/></text:span><text:span text:style-name="T46"/></text:p>
            <text:p text:style-name="P32"><text:span text:style-name="T46"><text:line-break/></text:span><text:span text:style-name="T46"/></text:p>
          </draw:text-box>
        </draw:frame>
        <draw:custom-shape draw:name="Text Box 4" draw:style-name="gr7" draw:text-style-name="P14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8" draw:text-style-name="P14" xml:id="id1" draw:id="id1" draw:layer="layout" svg:width="24.028cm" svg:height="4.519cm" svg:x="0.816cm" svg:y="13.736cm">
          <text:list text:style-name="L10">
            <text:list-item>
              <text:p text:style-name="P37"><text:span text:style-name="T48">Use virtual functions when you can !</text:span></text:p>
            </text:list-item>
            <text:list-item>
              <text:p text:style-name="P37"><text:span text:style-name="T48">Use RTTI only you cannot use virtual functions (e.g. the source code of Shape is unavailable)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" smil:attributeName="visibility" smil:to="visible"/>
                  <anim:transitionFilter smil:dur="0.5s" smil:targetElement="id1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212cm" svg:height="10.659cm" svg:x="2.753cm" svg:y="2.16cm" draw:page-number="20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1" draw:style-name="dp1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1.018cm" presentation:class="title" presentation:user-transformed="true">
          <draw:text-box>
            <text:p text:style-name="P6"><text:span text:style-name="T49">Cast compariso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standard" draw:layer="layout" svg:width="23.705cm" svg:height="16.441cm" svg:x="0.847cm" svg:y="2.5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 text:style-name="P38"><text:span text:style-name="T50">Compile-time</text:span></text:p>
              </table:table-cell>
              <table:table-cell>
                <text:p text:style-name="P38"><text:span text:style-name="T50">Run-time</text:span></text:p>
              </table:table-cell>
            </table:table-row>
            <table:table-row table:style-name="ro1">
              <table:table-cell table:style-name="ce2">
                <text:p text:style-name="P38"><text:span text:style-name="T51">const_cast</text:span></text:p>
              </table:table-cell>
              <table:table-cell table:style-name="ce3">
                <text:p text:style-name="P38"><text:span text:style-name="T52">Check that source, target are the same except const</text:span></text:p>
              </table:table-cell>
              <table:table-cell table:style-name="ce4">
                <text:p text:style-name="P38"><text:span text:style-name="T53">nothing</text:span></text:p>
              </table:table-cell>
            </table:table-row>
            <table:table-row table:style-name="ro1">
              <table:table-cell table:style-name="ce2">
                <text:p text:style-name="P38"><text:span text:style-name="T51">reinterpret_cast</text:span></text:p>
              </table:table-cell>
              <table:table-cell table:style-name="ce3">
                <text:p text:style-name="P38"><text:span text:style-name="T52">Check that source, target are pointers / refs</text:span></text:p>
              </table:table-cell>
              <table:table-cell table:style-name="ce4">
                <text:p text:style-name="P38"><text:span text:style-name="T53">nothing</text:span></text:p>
              </table:table-cell>
            </table:table-row>
            <table:table-row table:style-name="ro1">
              <table:table-cell table:style-name="ce2">
                <text:p text:style-name="P38"><text:span text:style-name="T51">static_cast</text:span></text:p>
              </table:table-cell>
              <table:table-cell table:style-name="ce3">
                <text:p text:style-name="P38"><text:span text:style-name="T52">Check that there is a conversion source→target </text:span></text:p>
              </table:table-cell>
              <table:table-cell table:style-name="ce5">
                <text:p text:style-name="P38"><text:span text:style-name="T54">Fixed conversion</text:span></text:p>
              </table:table-cell>
            </table:table-row>
            <table:table-row table:style-name="ro2">
              <table:table-cell table:style-name="ce2">
                <text:p text:style-name="P38"><text:span text:style-name="T51">dynamic_cast</text:span></text:p>
              </table:table-cell>
              <table:table-cell table:style-name="ce3">
                <text:p text:style-name="P38"><text:span text:style-name="T52">Check that the class is polymorphic</text:span></text:p>
              </table:table-cell>
              <table:table-cell table:style-name="ce6">
                <text:p text:style-name="P38"><text:span text:style-name="T55">Expensive check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 Box 4" draw:style-name="gr7" draw:text-style-name="P14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21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2" svg:font-family="Arial"/>
    <style:font-face style:name="Consolas2" svg:font-family="Consolas"/>
    <style:font-face style:name="Arial4" svg:font-family="Arial" style:font-family-generic="modern"/>
    <style:font-face style:name="Consolas" svg:font-family="Consolas" style:font-family-generic="modern"/>
    <style:font-face style:name="Consolas1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3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Arial6" svg:font-family="Arial" style:font-family-generic="modern" style:font-pitch="variable"/>
    <style:font-face style:name="Consolas4" svg:font-family="Consolas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background" style:display-name="שני תכנים-background" style:family="presentation">
      <style:graphic-properties draw:stroke="none" draw:fill="gradient"/>
      <style:text-properties style:letter-kerning="true"/>
    </style:style>
    <style:style style:name="שני_20_תכנים-backgroundobjects" style:display-name="שני תכנים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ני_20_תכנים-notes" style:display-name="שני תכנים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ני_20_תכנים-outline1" style:display-name="שני תכנים-outline1" style:family="presentation">
      <style:graphic-properties draw:stroke="none" draw:fill="none" draw:auto-grow-height="false" draw:fit-to-size="shrink-to-fit">
        <text:list-style style:name="שני_20_תכנים-outline1" style:display-name="שני תכנים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outline2" style:display-name="שני תכנים-outline2" style:family="presentation" style:parent-style-name="שני_20_תכנים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3" style:display-name="שני תכנים-outline3" style:family="presentation" style:parent-style-name="שני_20_תכנים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4" style:display-name="שני תכנים-outline4" style:family="presentation" style:parent-style-name="שני_20_תכנים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5" style:display-name="שני תכנים-outline5" style:family="presentation" style:parent-style-name="שני_20_תכנים-outline4">
      <style:paragraph-properties fo:margin-top="0.1cm" fo:margin-bottom="0cm"/>
      <style:text-properties fo:font-size="20pt" style:font-size-asian="20pt" style:font-size-complex="20pt"/>
    </style:style>
    <style:style style:name="שני_20_תכנים-outline6" style:display-name="שני תכנים-outline6" style:family="presentation" style:parent-style-name="שני_20_תכנים-outline5">
      <style:paragraph-properties fo:margin-top="0.1cm" fo:margin-bottom="0cm"/>
      <style:text-properties fo:font-size="20pt" style:font-size-asian="20pt" style:font-size-complex="20pt"/>
    </style:style>
    <style:style style:name="שני_20_תכנים-outline7" style:display-name="שני תכנים-outline7" style:family="presentation" style:parent-style-name="שני_20_תכנים-outline6">
      <style:paragraph-properties fo:margin-top="0.1cm" fo:margin-bottom="0cm"/>
      <style:text-properties fo:font-size="20pt" style:font-size-asian="20pt" style:font-size-complex="20pt"/>
    </style:style>
    <style:style style:name="שני_20_תכנים-outline8" style:display-name="שני תכנים-outline8" style:family="presentation" style:parent-style-name="שני_20_תכנים-outline7">
      <style:paragraph-properties fo:margin-top="0.1cm" fo:margin-bottom="0cm"/>
      <style:text-properties fo:font-size="20pt" style:font-size-asian="20pt" style:font-size-complex="20pt"/>
    </style:style>
    <style:style style:name="שני_20_תכנים-outline9" style:display-name="שני תכנים-outline9" style:family="presentation" style:parent-style-name="שני_20_תכנים-outline8">
      <style:paragraph-properties fo:margin-top="0.1cm" fo:margin-bottom="0cm"/>
      <style:text-properties fo:font-size="20pt" style:font-size-asian="20pt" style:font-size-complex="20pt"/>
    </style:style>
    <style:style style:name="שני_20_תכנים-subtitle" style:display-name="שני תכנים-subtitle" style:family="presentation">
      <style:graphic-properties draw:stroke="none" draw:fill="none" draw:textarea-vertical-align="middle">
        <text:list-style style:name="שני_20_תכנים-subtitle" style:display-name="שני תכנים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ני_20_תכנים-title" style:display-name="שני תכנים-title" style:family="presentation">
      <style:graphic-properties draw:stroke="none" draw:fill="none" draw:textarea-vertical-align="middle">
        <text:list-style style:name="שני_20_תכנים-title" style:display-name="שני תכנים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background" style:display-name="כותרת בלבד-background" style:family="presentation">
      <style:graphic-properties draw:stroke="none" draw:fill="gradient"/>
      <style:text-properties style:letter-kerning="true"/>
    </style:style>
    <style:style style:name="כותרת_20_בלבד-backgroundobjects" style:display-name="כותרת בלבד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בלבד-notes" style:display-name="כותרת בלבד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בלבד-outline1" style:display-name="כותרת בלבד-outline1" style:family="presentation">
      <style:graphic-properties draw:stroke="none" draw:fill="none" draw:auto-grow-height="false" draw:fit-to-size="shrink-to-fit">
        <text:list-style style:name="כותרת_20_בלבד-outline1" style:display-name="כותרת בלבד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outline2" style:display-name="כותרת בלבד-outline2" style:family="presentation" style:parent-style-name="כותרת_20_בלבד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3" style:display-name="כותרת בלבד-outline3" style:family="presentation" style:parent-style-name="כותרת_20_בלבד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4" style:display-name="כותרת בלבד-outline4" style:family="presentation" style:parent-style-name="כותרת_20_בלבד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5" style:display-name="כותרת בלבד-outline5" style:family="presentation" style:parent-style-name="כותרת_20_בלבד-outline4">
      <style:paragraph-properties fo:margin-top="0.1cm" fo:margin-bottom="0cm"/>
      <style:text-properties fo:font-size="20pt" style:font-size-asian="20pt" style:font-size-complex="20pt"/>
    </style:style>
    <style:style style:name="כותרת_20_בלבד-outline6" style:display-name="כותרת בלבד-outline6" style:family="presentation" style:parent-style-name="כותרת_20_בלבד-outline5">
      <style:paragraph-properties fo:margin-top="0.1cm" fo:margin-bottom="0cm"/>
      <style:text-properties fo:font-size="20pt" style:font-size-asian="20pt" style:font-size-complex="20pt"/>
    </style:style>
    <style:style style:name="כותרת_20_בלבד-outline7" style:display-name="כותרת בלבד-outline7" style:family="presentation" style:parent-style-name="כותרת_20_בלבד-outline6">
      <style:paragraph-properties fo:margin-top="0.1cm" fo:margin-bottom="0cm"/>
      <style:text-properties fo:font-size="20pt" style:font-size-asian="20pt" style:font-size-complex="20pt"/>
    </style:style>
    <style:style style:name="כותרת_20_בלבד-outline8" style:display-name="כותרת בלבד-outline8" style:family="presentation" style:parent-style-name="כותרת_20_בלבד-outline7">
      <style:paragraph-properties fo:margin-top="0.1cm" fo:margin-bottom="0cm"/>
      <style:text-properties fo:font-size="20pt" style:font-size-asian="20pt" style:font-size-complex="20pt"/>
    </style:style>
    <style:style style:name="כותרת_20_בלבד-outline9" style:display-name="כותרת בלבד-outline9" style:family="presentation" style:parent-style-name="כותרת_20_בלבד-outline8">
      <style:paragraph-properties fo:margin-top="0.1cm" fo:margin-bottom="0cm"/>
      <style:text-properties fo:font-size="20pt" style:font-size-asian="20pt" style:font-size-complex="20pt"/>
    </style:style>
    <style:style style:name="כותרת_20_בלבד-subtitle" style:display-name="כותרת בלבד-subtitle" style:family="presentation">
      <style:graphic-properties draw:stroke="none" draw:fill="none" draw:textarea-vertical-align="middle">
        <text:list-style style:name="כותרת_20_בלבד-subtitle" style:display-name="כותרת בלבד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בלבד-title" style:display-name="כותרת בלבד-title" style:family="presentation">
      <style:graphic-properties draw:stroke="none" draw:fill="none" draw:textarea-vertical-align="middle">
        <text:list-style style:name="כותרת_20_בלבד-title" style:display-name="כותרת בלבד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53cm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e5b1ab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53cm" draw:fill="solid" draw:fill-color="#918485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21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21cm"/>
    </style:style>
    <style:style style:name="Mpr11" style:family="presentation" style:parent-style-name="שני_20_תכנים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12" style:family="presentation" style:parent-style-name="שני_20_תכנים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3" style:family="presentation" style:parent-style-name="שני_20_תכנים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4" style:family="presentation" style:parent-style-name="שני_20_תכנים-backgroundobjects">
      <style:graphic-properties draw:stroke="none" draw:fill="none" draw:fill-color="#ffffff" draw:auto-grow-height="false" fo:min-height="1.421cm"/>
    </style:style>
    <style:style style:name="Mpr15" style:family="presentation" style:parent-style-name="שני_20_תכנים-backgroundobjects">
      <style:graphic-properties draw:stroke="none" draw:fill="none" draw:fill-color="#ffffff" draw:textarea-vertical-align="bottom" draw:auto-grow-height="false" fo:min-height="1.421cm"/>
    </style:style>
    <style:style style:name="Mpr16" style:family="presentation" style:parent-style-name="כותרת_20_בלבד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17" style:family="presentation" style:parent-style-name="כותרת_20_בלבד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8" style:family="presentation" style:parent-style-name="כותרת_20_בלבד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9" style:family="presentation" style:parent-style-name="כותרת_20_בלבד-backgroundobjects">
      <style:graphic-properties draw:stroke="none" draw:fill="none" draw:fill-color="#ffffff" draw:auto-grow-height="false" fo:min-height="1.421cm"/>
    </style:style>
    <style:style style:name="Mpr20" style:family="presentation" style:parent-style-name="כותרת_20_בלבד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center" style:writing-mode="rl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10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2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3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4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8" style:family="paragraph">
      <style:paragraph-properties fo:text-align="start"/>
    </style:style>
    <style:style style:name="MP1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0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2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de6f61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o">
        <style:list-level-properties text:space-before="3.176cm" text:min-label-width="0.634cm"/>
        <style:text-properties fo:font-family="StarSymbol" fo:color="#a28e6a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drawooo:display="printer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18-05-09">9/5/18</text:date></text:span></text:p>
        </draw:text-box>
      </draw:frame>
      <draw:frame draw:name="מציין מיקום של כותרת תחתונה 16" presentation:style-name="Mpr1" draw:text-style-name="MP9" draw:layer="backgroundobjects" svg:width="12.911cm" svg:height="1.269cm" svg:x="0.635cm" svg:y="17.145cm" presentation:class="footer" presentation:user-transformed="true">
        <draw:text-box>
          <text:p text:style-name="MP8"><text:span text:style-name="MT3">.</text:span></text:p>
        </draw:text-box>
      </draw:frame>
      <draw:frame draw:name="מציין מיקום של מספר שקופית 28" presentation:style-name="Mpr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custom-shape draw:name="מלבן 6" draw:style-name="Mgr6" draw:text-style-name="MP12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7" draw:text-style-name="MP13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8" draw:text-style-name="MP14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6" draw:layer="backgroundobjects" svg:width="22.859cm" svg:height="4.082cm" svg:x="1.27cm" svg:y="4.18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6" draw:text-style-name="MP16" draw:layer="backgroundobjects" svg:width="23.706cm" svg:height="1.776cm" svg:x="0.847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מספר שקופית 5" presentation:style-name="Mpr7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7" presentation:style-name="Mpr8" draw:text-style-name="MP21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212cm" svg:height="10.659cm" svg:x="2.753cm" svg:y="2.16cm" presentation:class="page"/>
        <draw:frame presentation:style-name="כותרת_20_ותוכן-notes" draw:layer="backgroundobjects" svg:width="15.775cm" svg:height="12.792cm" svg:x="1.972cm" svg:y="13.503cm" presentation:class="notes" presentation:placeholder="true">
          <draw:text-box/>
        </draw:frame>
        <draw:frame presentation:style-name="Mpr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ני_20_תכנים" style:display-name="שני תכנים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1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מספר שקופית 6" presentation:style-name="Mpr1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8" presentation:style-name="Mpr13" draw:text-style-name="MP21" draw:layer="backgroundobjects" svg:width="11.641cm" svg:height="15.451cm" svg:x="0.635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תוכן 10" presentation:style-name="Mpr13" draw:text-style-name="MP21" draw:layer="backgroundobjects" svg:width="12.487cm" svg:height="15.451cm" svg:x="12.277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2"><text:span text:style-name="MT7">Seventh Outline Level</text:span><text:span text:style-name="MT7">לחץ כדי לערוך סגנונות טקסט של תבנית בסיס</text:span></text:p>
          <text:list text:style-name="ML4">
            <text:list-item>
              <text:list>
                <text:list-item>
                  <text:p text:style-name="MP20"><text:span text:style-name="MT8">רמה שנייה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0"><text:span text:style-name="MT9">רמה שלישית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9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שני_20_תכנים-title" draw:layer="backgroundobjects" svg:width="14.212cm" svg:height="10.659cm" svg:x="2.753cm" svg:y="2.16cm" presentation:class="page"/>
        <draw:frame presentation:style-name="שני_20_תכנים-notes" draw:layer="backgroundobjects" svg:width="15.775cm" svg:height="12.792cm" svg:x="1.972cm" svg:y="13.503cm" presentation:class="notes" presentation:placeholder="true">
          <draw:text-box/>
        </draw:frame>
        <draw:frame presentation:style-name="Mpr1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בלבד" style:display-name="כותרת בלבד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6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תאריך 2" presentation:style-name="Mpr17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18-05-09">9/5/18</text:date></text:span></text:p>
        </draw:text-box>
      </draw:frame>
      <draw:frame draw:name="מציין מיקום של כותרת תחתונה 3" presentation:style-name="Mpr17" draw:text-style-name="MP9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4" presentation:style-name="Mpr18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presentation:style-name="כותרת_20_בלבד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כותרת_20_בלבד-title" draw:layer="backgroundobjects" svg:width="14.212cm" svg:height="10.659cm" svg:x="2.753cm" svg:y="2.16cm" presentation:class="page"/>
        <draw:frame presentation:style-name="כותרת_20_בלבד-notes" draw:layer="backgroundobjects" svg:width="15.775cm" svg:height="12.792cm" svg:x="1.972cm" svg:y="13.503cm" presentation:class="notes" presentation:placeholder="true">
          <draw:text-box/>
        </draw:frame>
        <draw:frame presentation:style-name="Mpr1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268</meta:editing-cycles>
    <meta:print-date>1999-11-04T13:06:28</meta:print-date>
    <meta:creation-date>1999-10-10T10:49:40</meta:creation-date>
    <dc:date>2018-05-09T16:28:02.216345136</dc:date>
    <meta:editing-duration>P28DT16H21M58S</meta:editing-duration>
    <meta:generator>LibreOffice/5.1.6.2$Linux_X86_64 LibreOffice_project/10m0$Build-2</meta:generator>
    <meta:document-statistic meta:object-count="192"/>
    <meta:user-defined meta:name="AppVersion">16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3</meta:user-defined>
    <meta:user-defined meta:name="Other" meta:value-type="string"/>
    <meta:user-defined meta:name="OutputDir" meta:value-type="string">c:\temp</meta:user-defined>
    <meta:user-defined meta:name="PresentationFormat" meta:value-type="string">‫הצגה על המסך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12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